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f007" officeooo:paragraph-rsid="0018f007" style:font-size-asian="13.1000003814697pt" style:font-size-complex="15pt"/>
    </style:style>
    <style:style style:name="P2" style:family="paragraph" style:parent-style-name="Standard">
      <style:text-properties fo:font-size="15pt" officeooo:rsid="00194f86" officeooo:paragraph-rsid="00194f86" style:font-size-asian="13.1000003814697pt" style:font-size-complex="15pt"/>
    </style:style>
    <style:style style:name="P3" style:family="paragraph" style:parent-style-name="Standard">
      <style:text-properties fo:font-size="15pt" officeooo:rsid="00194f86" officeooo:paragraph-rsid="001a0708" style:font-size-asian="13.1000003814697pt" style:font-size-complex="15pt"/>
    </style:style>
    <style:style style:name="P4" style:family="paragraph" style:parent-style-name="Standard">
      <style:text-properties officeooo:paragraph-rsid="001b5332"/>
    </style:style>
    <style:style style:name="P5" style:family="paragraph" style:parent-style-name="Standard">
      <style:text-properties fo:font-size="15pt" officeooo:rsid="00194f86" officeooo:paragraph-rsid="001b5332" style:font-size-asian="13.1000003814697pt" style:font-size-complex="15pt"/>
    </style:style>
    <style:style style:name="P6" style:family="paragraph" style:parent-style-name="Standard">
      <style:text-properties fo:font-size="15pt" officeooo:paragraph-rsid="001b5332" style:font-size-asian="15pt" style:font-size-complex="15pt"/>
    </style:style>
    <style:style style:name="P7" style:family="paragraph" style:parent-style-name="Standard">
      <style:text-properties officeooo:rsid="001b5332" officeooo:paragraph-rsid="001d59bd"/>
    </style:style>
    <style:style style:name="P8" style:family="paragraph" style:parent-style-name="Standard">
      <style:text-properties officeooo:rsid="001d59bd" officeooo:paragraph-rsid="001d59bd"/>
    </style:style>
    <style:style style:name="P9" style:family="paragraph" style:parent-style-name="Standard">
      <style:text-properties officeooo:rsid="001de4da" officeooo:paragraph-rsid="001de4da"/>
    </style:style>
    <style:style style:name="T1" style:family="text">
      <style:text-properties officeooo:rsid="00194f86"/>
    </style:style>
    <style:style style:name="T2" style:family="text">
      <style:text-properties officeooo:rsid="001a0708"/>
    </style:style>
    <style:style style:name="T3" style:family="text">
      <style:text-properties fo:font-size="15pt" officeooo:rsid="001a0708" style:font-size-asian="13.1000003814697pt" style:font-size-complex="15pt"/>
    </style:style>
    <style:style style:name="T4" style:family="text">
      <style:text-properties fo:font-size="15pt" officeooo:rsid="001b5332" style:font-size-asian="13.1000003814697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b5332" style:font-size-asian="15pt" style:font-size-complex="15pt"/>
    </style:style>
    <style:style style:name="T7" style:family="text">
      <style:text-properties fo:font-size="15pt" officeooo:rsid="001d59bd" style:font-size-asian="15pt" style:font-size-complex="15pt"/>
    </style:style>
    <style:style style:name="T8" style:family="text">
      <style:text-properties fo:font-size="15pt" officeooo:rsid="001ee71d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Project Title : <text:span text:style-name="T1">Identification of Fake News</text:span></text:p>
      <text:p text:style-name="P1"/>
      <text:p text:style-name="P2">Team Members: <text:s text:c="3"/>1. Sneha Santhosh</text:p>
      <text:p text:style-name="P2"><text:s text:c="30"/>2. Nima.S.Sudhan </text:p>
      <text:p text:style-name="P2"/>
      <text:p text:style-name="P3">Problem <text:span text:style-name="T2">Description: <text:s/></text:span><text:s text:c="2"/></text:p>
      <text:p text:style-name="P5"><text:s/></text:p>
      <text:p text:style-name="P4"><text:span text:style-name="T3">Fake news is increasingly becoming a menace to our society. People and groups with potentially malicious agendas have been known to initiate fake news in order to influence events and policies around the world. </text:span><text:span text:style-name="T4">Our aim is to d</text:span><text:span text:style-name="T5">evelop a machine learning program to identify when a news source may be producing fake news. We </text:span><text:span text:style-name="T6">intend</text:span><text:span text:style-name="T5"> to use a </text:span><text:span text:style-name="T6">dataset</text:span><text:span text:style-name="T5"> of labeled real and fake new</text:span><text:span text:style-name="T6">s</text:span><text:span text:style-name="T5"> articles to build a classifier that can make decisions about information based on the content from the </text:span><text:span text:style-name="T6">dataset</text:span><text:span text:style-name="T5">. The model will focus on identifying fake news sources, based on multiple articles originating from a source. Once a source is labeled as a producer of fake news, we can predict with high confidence that any future articles from that source will also be fake news.</text:span></text:p>
      <text:p text:style-name="P6"/>
      <text:p text:style-name="P7"><text:span text:style-name="T5">Dataset: </text:span></text:p>
      <text:p text:style-name="P7"><text:span text:style-name="T7">The datasets used for this project were drawn from Kaggle, <text:s text:c="4"/>https://www.kaggle.com/c/fake-news/data, February, 2018.</text:span></text:p>
      <text:p text:style-name="P7"><text:span text:style-name="T7"/></text:p>
      <text:p text:style-name="P7"><text:span text:style-name="T7"/></text:p>
      <text:p text:style-name="P8"><text:span text:style-name="T5">Methodology: </text:span></text:p>
      <text:p text:style-name="P8"><text:span text:style-name="T5">Naive Bayes, Support Vector Machine, Feed-forward Neural Network, Long Short-Term Memory</text:span></text:p>
      <text:p text:style-name="P8"><text:span text:style-name="T5"/></text:p>
      <text:p text:style-name="P9"><text:span text:style-name="T5">Output Description:</text:span></text:p>
      <text:p text:style-name="P9"><text:span text:style-name="T5"><text:s/>Our output is to detect whether a given news article is reliable or unreliable based on content aquired from different data source</text:span><text:span text:style-name="T8">s. In addition, we intend to compare different models and find the best performing model.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5:49:56.079057882</meta:creation-date>
    <dc:date>2018-12-26T17:26:52.738754087</dc:date>
    <meta:editing-duration>PT15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10" meta:character-count="1369" meta:non-whitespace-character-count="1123"/>
  </office:meta>
</office:document-meta>
</file>